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10000013D1C1E7294.jpg" manifest:media-type=""/>
  <manifest:file-entry manifest:full-path="Pictures/1000000000000190000001917BBA5FD2.jpg" manifest:media-type=""/>
  <manifest:file-entry manifest:full-path="Pictures/100000000000008A00000044DDD4D54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egrito" svg:font-family="'Arial Negrito', 'Arial Negrito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paragraph-properties fo:line-height="150%" fo:text-align="justify" style:justify-single-word="false" style:text-autospace="none"/>
    </style:style>
    <style:style style:name="P8" style:family="paragraph" style:parent-style-name="Standard">
      <style:paragraph-properties fo:line-height="150%" fo:text-align="justify" style:justify-single-word="false" style:text-autospace="none"/>
      <style:text-properties style:font-weight-complex="bold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text-autospace="none"/>
    </style:style>
    <style:style style:name="P10" style:family="paragraph" style:parent-style-name="Standard">
      <style:paragraph-properties fo:text-align="end" style:justify-single-word="false" style:text-autospace="none"/>
      <style:text-properties style:use-window-font-color="true" fo:font-weight="bold" style:font-weight-asian="bold"/>
    </style:style>
    <style:style style:name="P11" style:family="paragraph" style:parent-style-name="Standard">
      <style:paragraph-properties style:text-autospace="none"/>
      <style:text-properties style:use-window-font-color="true" fo:font-weight="bold" style:font-weight-asian="bold"/>
    </style:style>
    <style:style style:name="P12" style:family="paragraph" style:parent-style-name="Standard">
      <style:paragraph-properties style:text-autospace="none"/>
      <style:text-properties style:use-window-font-color="true" fo:font-size="11pt" style:font-size-asian="11pt" style:font-size-complex="11pt"/>
    </style:style>
    <style:style style:name="P13" style:family="paragraph" style:parent-style-name="Standard">
      <style:paragraph-properties style:text-autospace="none"/>
      <style:text-properties style:use-window-font-color="true" fo:font-size="11pt" officeooo:rsid="0015e85a" officeooo:paragraph-rsid="0015e85a" style:font-size-asian="11pt" style:font-size-complex="11pt"/>
    </style:style>
    <style:style style:name="P14" style:family="paragraph" style:parent-style-name="Standard">
      <style:paragraph-properties style:text-autospace="none"/>
      <style:text-properties style:use-window-font-color="true" fo:font-size="11pt" fo:font-weight="bold" officeooo:rsid="0015e85a" officeooo:paragraph-rsid="0015e85a" style:font-size-asian="11pt" style:font-weight-asian="bold" style:font-size-complex="11pt"/>
    </style:style>
    <style:style style:name="P15" style:family="paragraph" style:parent-style-name="Standard">
      <style:paragraph-properties style:text-autospace="none"/>
      <style:text-properties style:use-window-font-color="true"/>
    </style:style>
    <style:style style:name="P16" style:family="paragraph" style:parent-style-name="Standard">
      <style:paragraph-properties fo:line-height="150%" style:text-autospace="none"/>
      <style:text-properties style:use-window-font-color="true"/>
    </style:style>
    <style:style style:name="P17" style:family="paragraph" style:parent-style-name="Standard">
      <style:paragraph-properties fo:line-height="150%" fo:text-align="justify" style:justify-single-word="false" style:text-autospace="none"/>
      <style:text-properties style:use-window-font-color="true"/>
    </style:style>
    <style:style style:name="P18" style:family="paragraph" style:parent-style-name="Standard" style:master-page-name="Standard">
      <style:paragraph-properties style:page-number="auto" style:text-autospace="none">
        <style:tab-stops>
          <style:tab-stop style:position="7.999cm" style:type="center"/>
        </style:tab-stops>
      </style:paragraph-properties>
      <style:text-properties fo:font-weight="bold" style:font-weight-asian="bold"/>
    </style:style>
    <style:style style:name="P19" style:family="paragraph" style:parent-style-name="Standard" style:list-style-name="WW8Num3">
      <style:paragraph-properties fo:margin-left="0cm" fo:margin-right="0cm" fo:line-height="200%" fo:text-align="justify" style:justify-single-word="false" fo:text-indent="0cm" style:auto-text-indent="false" style:text-autospace="none">
        <style:tab-stops>
          <style:tab-stop style:position="0cm"/>
        </style:tab-stops>
      </style:paragraph-properties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text-autospace="none"/>
      <style:text-properties style:use-window-font-color="tru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weight="bold" officeooo:rsid="001652de" style:font-weight-asian="bold"/>
    </style:style>
    <style:style style:name="T5" style:family="text">
      <style:text-properties fo:color="#ff0000" officeooo:rsid="0015e85a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652de" style:font-weight-asian="bold"/>
    </style:style>
    <style:style style:name="T8" style:family="text">
      <style:text-properties officeooo:rsid="0015e85a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officeooo:rsid="0015e85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Quadro1" text:anchor-type="char" svg:x="11.735cm" svg:y="-6.062cm" svg:width="5.74cm" svg:height="1.295cm" draw:z-index="3"><draw:text-box><text:p text:style-name="P5">SISDOC</text:p><text:p text:style-name="P5">SR(12)SRFA.<text:span text:style-name="T10">{{oficio.nrsisdoc}}</text:span><text:span text:style-name="T9">/</text:span><text:span text:style-name="T10">{{anosisdoc}}</text:span><text:span text:style-name="T9">-</text:span><text:span text:style-name="T10">{{oficio.nrsufixosisdoc}}</text:span></text:p></draw:text-box></draw:frame>OFÍCIO/SRFA(02)/ nº.<text:span text:style-name="T9"> </text:span><text:span text:style-name="T10">{{oficio.tbdocumentobase.id}}</text:span><text:span text:style-name="T9">/2014<text:tab/></text:span></text:p>
      <text:p text:style-name="P6"/>
      <text:p text:style-name="P10"><text:span text:style-name="T8">{{oficio.nmlocal}}</text:span>, <text:span text:style-name="T8">{{dia}}</text:span> de <text:span text:style-name="T8">{{mes}}</text:span> de <text:span text:style-name="T8">{{ano}}</text:span>.</text:p>
      <text:p text:style-name="P12"/>
      <text:p text:style-name="P13">{{oficio.tratamento}}</text:p>
      <text:p text:style-name="P14">{{oficio.destinatario}}</text:p>
      <text:p text:style-name="P13">{{oficio.cargo}}</text:p>
      <text:p text:style-name="P13">{{oficio.empresa}}</text:p>
      <text:p text:style-name="P13">{{oficio.endereco}}</text:p>
      <text:p text:style-name="P12">CEP: <text:span text:style-name="T8">{{oficio.nrcep}}<text:tab/><text:tab/>{{oficio.nmcidade}}</text:span></text:p>
      <text:p text:style-name="P12">Fone: <text:span text:style-name="T8">{{oficio.nrtelefone}}</text:span></text:p>
      <text:p text:style-name="P12">E-mail: <text:span text:style-name="T8">{{oficio.nmemail}}</text:span></text:p>
      <text:p text:style-name="P12"><text:s/></text:p>
      <text:p text:style-name="P11"/>
      <text:p text:style-name="P11"/>
      <text:p text:style-name="P15">Assunto:<text:span text:style-name="T6"> </text:span><text:span text:style-name="T7">{{oficio.nmassunto}}</text:span></text:p>
      <text:p text:style-name="P16"/>
      <text:p text:style-name="P16"/>
      <text:p text:style-name="P20"><text:span text:style-name="T6"><text:tab/></text:span><text:span text:style-name="T7">{{oficio.nmmensagem}}</text:span></text:p>
      <text:p text:style-name="P17"/>
      <text:p text:style-name="P17"/>
      <text:p text:style-name="P7"/>
      <text:p text:style-name="P8"><text:tab/><text:tab/>Atenciosamente,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 Negrito" svg:font-family="'Arial Negrito', 'Arial Negrito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0" fo:widows="0" style:text-autospace="none"/>
      <style:text-properties fo:color="#000000" style:font-name="Arial Negrito" fo:font-family="'Arial Negrito', 'Arial Negrito'" style:font-family-generic="swiss" fo:font-size="12pt" fo:language="pt" fo:country="BR" style:font-name-asian="Times New Roman" style:font-family-asian="'Times New Roman'" style:font-family-generic-asian="roman" style:font-pitch-asian="variable" style:font-size-asian="12pt" style:font-name-complex="Arial Negrito" style:font-family-complex="'Arial Negrito', 'Arial Negrito'" style:font-family-generic-complex="swiss" style:font-size-complex="12pt" style:language-complex="ar" style:country-complex="SA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fo:color="#000000" fo:font-weight="bold" style:font-weight-asian="bold"/>
    </style:style>
    <style:style style:name="WW8Num5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line-through-styl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style:text-autospace="none"/>
      <style:text-properties fo:language="none" fo:country="none" style:language-asian="none" style:country-asian="none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501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0.501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as-char" svg:width="1.958cm" svg:height="1.972cm" draw:z-index="2"><draw:image xlink:href="Pictures/1000000000000190000001917BBA5FD2.jpg" xlink:type="simple" xlink:show="embed" xlink:actuate="onLoad"/></draw:frame></text:p>
        <text:p text:style-name="MP2">Ministério do Desenvolvimento Agrário</text:p>
        <text:p text:style-name="MP2">Instituto Nacional de Colonização e Reforma Agrária</text:p>
        <text:p text:style-name="MP2">Superintendência Nacional de Regularização Fundiária da Amazônia Legal</text:p>
        <text:p text:style-name="MP2">Divisão Estadual de Regularização Fundiária da Amazônia Legal – SRFA(02)</text:p>
        <text:p text:style-name="MP3">Av. Santos Dumont, nº. 18. Bairro: Anil. São Luís-MA. CEP.: 65046-660 </text:p>
        <text:p text:style-name="MP3">Fone/fax: 98-3244-1500</text:p>
        <text:p text:style-name="MP4">http://portal.mda.gov.br/terralegal/</text:p>
        <text:p text:style-name="Header"/>
      </style:header>
      <style:footer>
        <text:p text:style-name="Footer"><text:s/></text:p>
        <text:p text:style-name="Footer"><draw:frame draw:style-name="Mfr1" draw:name="figuras1" text:anchor-type="as-char" svg:width="1.916cm" svg:height="1.468cm" draw:z-index="0"><draw:image xlink:href="Pictures/10000000000001A10000013D1C1E7294.jpg" xlink:type="simple" xlink:show="embed" xlink:actuate="onLoad"/></draw:frame> <text:s text:c="94"/><text:span text:style-name="MT1"><draw:frame draw:style-name="Mfr1" draw:name="figuras2" text:anchor-type="as-char" svg:width="2.912cm" svg:height="1.434cm" draw:z-index="1"><draw:image xlink:href="Pictures/100000000000008A00000044DDD4D540.jpg" xlink:type="simple" xlink:show="embed" xlink:actuate="onLoad"/></draw:frame></text:span> <text:s text:c="88"/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ÍCIO/SRFA(02)/ nº</dc:title>
    <meta:initial-creator>ana.ferreira</meta:initial-creator>
    <meta:creation-date>2014-01-29T16:41:00</meta:creation-date>
    <dc:date>2014-03-25T10:46:40.216000000</dc:date>
    <meta:print-date>2014-01-06T15:52:00</meta:print-date>
    <meta:editing-cycles>13</meta:editing-cycles>
    <meta:editing-duration>PT4M30S</meta:editing-duration>
    <meta:generator>LibreOffice/4.1.4.2$Windows_x86 LibreOffice_project/0a0440ccc0227ad9829de5f46be37cfb6edcf72</meta:generator>
    <meta:document-statistic meta:table-count="0" meta:image-count="3" meta:object-count="0" meta:page-count="1" meta:paragraph-count="26" meta:word-count="69" meta:character-count="986" meta:non-whitespace-character-count="746"/>
    <meta:user-defined meta:name="Informações 1"/>
    <meta:user-defined meta:name="Informações 2"/>
    <meta:user-defined meta:name="Informações 3"/>
    <meta:user-defined meta:name="Informações 4"/>
  </office:meta>
</office:document-meta>
</file>